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SenderDomainHandler.setCheckAuthClients( boolean checkAuthCli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SenderDomainHandler.setDnsServer( DNSService dns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SenderDomainHandler.onCommand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SenderDomainHandler.getJunkHandlerData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lidSenderDomainHandler.check( SMTPSession se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alidSenderDomain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SenderDomainHandler.configure( Configuration handler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idSenderDomainHandler.service( ServiceManager serviceM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